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/>
          <table:table-cell office:value-type="string" calcext:value-type="string">
            <text:p>triple_slash_stealth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_wounds_synergy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vit_big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0:43:35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10:47:26.725000000</dc:date>
    <meta:editing-duration>P1DT5H1M40S</meta:editing-duration>
    <meta:editing-cycles>87</meta:editing-cycles>
    <meta:generator>Trio_Office/6.2.8.2$Windows_x86 LibreOffice_project/</meta:generator>
    <meta:document-statistic meta:table-count="1" meta:cell-count="368" meta:object-count="0"/>
  </office:meta>
</office:document-meta>
</file>